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ortrai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13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VerticalBoldCenter">
      <style:table-cell-properties fo:background-color="#ffdca8"/>
    </style:style>
    <style:style style:name="ce117" style:family="table-cell" style:parent-style-name="Normal">
      <style:table-cell-properties fo:background-color="#c0ffc0"/>
    </style:style>
    <style:style style:name="ce118" style:family="table-cell" style:parent-style-name="Default">
      <style:table-cell-properties fo:background-color="#ffffff"/>
    </style:style>
    <style:style style:name="ce119" style:family="table-cell" style:parent-style-name="Default">
      <style:table-cell-properties fo:background-color="#c0ffc0"/>
    </style:style>
    <style:style style:name="ce120" style:family="table-cell" style:parent-style-name="Right">
      <style:table-cell-properties fo:background-color="#ffffc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Style name</text:p>
          </table:table-cell>
          <table:table-cell table:style-name="ce1" office:value-type="string" calcext:value-type="string">
            <text:p>Date and tim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ollars</text:p>
          </table:table-cell>
          <table:table-cell table:style-name="ce1" office:value-type="string" calcext:value-type="string">
            <text:p>Percentage</text:p>
          </table:table-cell>
          <table:table-cell table:style-name="ce1" office:value-type="string" calcext:value-type="string">
            <text:p>Number with 2 decimals</text:p>
          </table:table-cell>
          <table:table-cell table:style-name="ce1" office:value-type="string" calcext:value-type="string">
            <text:p>Number with 6 decimal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Boolean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3-11-05T12:18:58" calcext:value-type="date">
            <text:p>2023-11-05 12:18:58</text:p>
          </table:table-cell>
          <table:table-cell table:style-name="ce22" office:value-type="date" office:date-value="2023-11-05" calcext:value-type="date">
            <text:p>2023-11-05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12H18M58S" calcext:value-type="time">
            <text:p>12:18:58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3-11-05T12:18:58" calcext:value-type="date">
            <text:p>2023-11-05 12:18:58</text:p>
          </table:table-cell>
          <table:table-cell table:style-name="ce23" office:value-type="date" office:date-value="2023-11-05" calcext:value-type="date">
            <text:p>2023-11-05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00H18M58S" calcext:value-type="time">
            <text:p>00:18:58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3-11-05T12:18:58" calcext:value-type="date">
            <text:p>2023-11-05 12:18:58</text:p>
          </table:table-cell>
          <table:table-cell table:style-name="ce24" office:value-type="date" office:date-value="2023-11-05" calcext:value-type="date">
            <text:p>2023-11-05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12H18M58S" calcext:value-type="time">
            <text:p>12:18:58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3-11-05T12:18:58" calcext:value-type="date">
            <text:p>2023-11-05 12:18:58</text:p>
          </table:table-cell>
          <table:table-cell table:style-name="ce25" office:value-type="date" office:date-value="2023-11-05" calcext:value-type="date">
            <text:p>2023-11-05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00H18M58S" calcext:value-type="time">
            <text:p>00:18:58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3-11-05T12:18:58" calcext:value-type="date">
            <text:p>2023-11-05 12:18:58</text:p>
          </table:table-cell>
          <table:table-cell table:style-name="ce26" office:value-type="date" office:date-value="2023-11-05" calcext:value-type="date">
            <text:p>2023-11-05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12H18M58S" calcext:value-type="time">
            <text:p>12:18:58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3-11-05T12:18:58" calcext:value-type="date">
            <text:p>2023-11-05 12:18:58</text:p>
          </table:table-cell>
          <table:table-cell table:style-name="ce27" office:value-type="date" office:date-value="2023-11-05" calcext:value-type="date">
            <text:p>2023-11-05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00H18M58S" calcext:value-type="time">
            <text:p>00:18:58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3-11-05T12:18:58" calcext:value-type="date">
            <text:p>2023-11-05 12:18:58</text:p>
          </table:table-cell>
          <table:table-cell table:style-name="ce28" office:value-type="date" office:date-value="2023-11-05" calcext:value-type="date">
            <text:p>2023-11-05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12H18M58S" calcext:value-type="time">
            <text:p>12:18:58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3-11-05T12:18:58" calcext:value-type="date">
            <text:p>2023-11-05 12:18:58</text:p>
          </table:table-cell>
          <table:table-cell table:style-name="ce29" office:value-type="date" office:date-value="2023-11-05" calcext:value-type="date">
            <text:p>2023-11-05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00H18M58S" calcext:value-type="time">
            <text:p>00:18:58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3-11-05T12:18:58" calcext:value-type="date">
            <text:p>2023-11-05 12:18:58</text:p>
          </table:table-cell>
          <table:table-cell table:style-name="ce30" office:value-type="date" office:date-value="2023-11-05" calcext:value-type="date">
            <text:p>2023-11-05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12H18M58S" calcext:value-type="time">
            <text:p>12:18:58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3-11-05T12:18:59" calcext:value-type="date">
            <text:p>2023-11-05 12:18:59</text:p>
          </table:table-cell>
          <table:table-cell table:style-name="ce31" office:value-type="date" office:date-value="2023-11-05" calcext:value-type="date">
            <text:p>2023-11-05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00H18M59S" calcext:value-type="time">
            <text:p>00:18:59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3-11-05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Merge proof</text:p>
          </table:table-cell>
          <table:covered-table-cell table:number-columns-repeated="6"/>
        </table:table-row>
      </table:table>
      <table:table table:name="List of rows or columns" table:style-name="ta2">
        <table:table-column table:style-name="co5" table:default-cell-style-name="ce114"/>
        <table:table-column table:style-name="co5" table:number-columns-repeated="2" table:default-cell-style-name="ce40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ist of row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2:.A4])" office:value-type="float" office:value="12" calcext:value-type="float">
            <text:p>12</text:p>
          </table:table-cell>
          <table:table-cell table:style-name="ce35" table:formula="of:=SUM([.B2:.B4])" office:value-type="float" office:value="15" calcext:value-type="float">
            <text:p>15</text:p>
          </table:table-cell>
          <table:table-cell table:style-name="ce35" table:formula="of:=SUM([.C2:.C4])"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List of column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9:.A11])" office:value-type="float" office:value="6" calcext:value-type="float">
            <text:p>6</text:p>
          </table:table-cell>
          <table:table-cell table:style-name="ce35" table:formula="of:=SUM([.B9:.B11])" office:value-type="float" office:value="15" calcext:value-type="float">
            <text:p>15</text:p>
          </table:table-cell>
          <table:table-cell table:style-name="ce35" table:formula="of:=SUM([.C9:.C11])"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and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A16:.E16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A17:.E17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A18:.E18])" office:value-type="float" office:value="20429" calcext:value-type="float">
            <text:p>20.429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16:.B18])" office:value-type="float" office:value="33424" calcext:value-type="float">
            <text:p>33.424</text:p>
          </table:table-cell>
          <table:table-cell table:style-name="ce35" table:formula="of:=SUM([.C16:.C18])" office:value-type="float" office:value="15" calcext:value-type="float">
            <text:p>15</text:p>
          </table:table-cell>
          <table:table-cell table:style-name="ce35" table:formula="of:=SUM([.D16:.D18])" office:value-type="float" office:value="18" calcext:value-type="float">
            <text:p>18</text:p>
          </table:table-cell>
          <table:table-cell table:style-name="ce35" table:formula="of:=SUM([.E16:.E18])" office:value-type="float" office:value="21" calcext:value-type="float">
            <text:p>21</text:p>
          </table:table-cell>
          <table:table-cell table:style-name="ce35" table:formula="of:=SUM([.A19:.E19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3:.B25])" office:value-type="float" office:value="33424" calcext:value-type="float">
            <text:p>33.424</text:p>
          </table:table-cell>
          <table:table-cell table:style-name="ce35" table:formula="of:=SUM([.C23:.C25])" office:value-type="float" office:value="15" calcext:value-type="float">
            <text:p>15</text:p>
          </table:table-cell>
          <table:table-cell table:style-name="ce35" table:formula="of:=SUM([.D23:.D25])" office:value-type="float" office:value="18" calcext:value-type="float">
            <text:p>18</text:p>
          </table:table-cell>
          <table:table-cell table:style-name="ce35" table:formula="of:=SUM([.E23:.E25])" office:value-type="float" office:value="21" calcext:value-type="float">
            <text:p>21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30:.E30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31:.E31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32:.E32])" office:value-type="float" office:value="20429" calcext:value-type="float">
            <text:p>20.429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showing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4" office:value-type="string" calcext:value-type="string">
            <text:p>Suma de totales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6:.B38])" office:value-type="float" office:value="33424" calcext:value-type="float">
            <text:p>33.424</text:p>
          </table:table-cell>
          <table:table-cell table:style-name="ce35" table:formula="of:=SUM([.C36:.C38])" office:value-type="float" office:value="15" calcext:value-type="float">
            <text:p>15</text:p>
          </table:table-cell>
          <table:table-cell table:style-name="ce35" table:formula="of:=SUM([.D36:.D38])" office:value-type="float" office:value="18" calcext:value-type="float">
            <text:p>18</text:p>
          </table:table-cell>
          <table:table-cell table:style-name="ce35" table:formula="of:=SUM([.E36:.E38])" office:value-type="float" office:value="21" calcext:value-type="float">
            <text:p>21</text:p>
          </table:table-cell>
          <table:table-cell table:style-name="ce35" table:formula="of:=SUM([.B39:.E40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 showing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43:.E43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44:.E44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45:.E45])" office:value-type="float" office:value="20429" calcext:value-type="float">
            <text:p>20.429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34" office:value-type="string" calcext:value-type="string">
            <text:p>Suma de totales</text:p>
          </table:table-cell>
          <table:table-cell table:style-name="ce35" table:formula="of:=SUM([.F43:.G45])" office:value-type="float" office:value="33478" calcext:value-type="float">
            <text:p>33.478</text:p>
          </table:table-cell>
        </table:table-row>
      </table:table>
      <table:table table:name="Helpers" table:style-name="ta1"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16" office:value-type="string" calcext:value-type="string" table:number-columns-spanned="1" table:number-rows-spanned="6">
            <text:p>Helper values with total (vertical)</text:p>
          </table:table-cell>
          <table:table-cell table:style-name="ce1" office:value-type="string" calcext:value-type="string">
            <text:p>Suma 3</text:p>
          </table:table-cell>
          <table:table-cell table:number-columns-repeated="3"/>
        </table:table-row>
        <table:table-row table:style-name="ro1">
          <table:covered-table-cell/>
          <table:table-cell table:style-name="ce11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table:style-name="ce118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/>
          <table:table-cell table:style-name="ce118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/>
          <table:table-cell table:style-name="ce118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/>
          <table:table-cell table:style-name="ce35" table:formula="of:=SUM([.B5:.B8])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13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5:.C35])" office:value-type="float" office:value="10100" calcext:value-type="float">
            <text:p>10.100</text:p>
          </table:table-cell>
          <table:table-cell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6:.C36])" office:value-type="float" office:value="120" calcext:value-type="float">
            <text:p>120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5:.B36])" office:value-type="float" office:value="10100" calcext:value-type="float">
            <text:p>10.100</text:p>
          </table:table-cell>
          <table:table-cell table:style-name="ce35" table:formula="of:=SUM([.C35:.C36])" office:value-type="float" office:value="120" calcext:value-type="float">
            <text:p>120</text:p>
          </table:table-cell>
          <table:table-cell table:style-name="ce35" table:formula="of:=SUM([.B37:.C37])" office:value-type="float" office:value="10220" calcext:value-type="float">
            <text:p>10.220</text:p>
          </table:table-cell>
          <table:table-cell/>
        </table:table-row>
      </table:table>
      <table:table table:name="Sort" table:style-name="ta2">
        <table:table-column table:style-name="co5" table:number-columns-repeated="3" table:default-cell-style-name="ce118"/>
        <table:table-row table:style-name="ro1">
          <table:table-cell table:style-name="ce1" office:value-type="string" calcext:value-type="string">
            <text:p>Unsorted</text:p>
          </table:table-cell>
          <table:table-cell table:style-name="ce1" office:value-type="string" calcext:value-type="string">
            <text:p>Sorted ASC</text:p>
          </table:table-cell>
          <table:table-cell table:style-name="ce1" office:value-type="string" calcext:value-type="string">
            <text:p>Sorted DE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plits in 400 rows (1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ring 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ing 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ing 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ing 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ring 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ing 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ing 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ring 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ing 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ing 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ing 1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ring 1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ring 1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ring 1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ring 1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ring 1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ring 1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ring 1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ring 1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ring 1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tring 2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ring 2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ring 2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ring 2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tring 2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tring 2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tring 2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ring 2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tring 2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tring 2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tring 3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tring 3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ring 3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ring 3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tring 3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tring 3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tring 3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tring 3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tring 3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tring 3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tring 4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tring 4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tring 4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tring 4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tring 4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tring 4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tring 4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tring 4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tring 4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ring 4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tring 5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tring 5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tring 5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tring 5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tring 5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tring 5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tring 5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tring 5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tring 5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tring 5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tring 6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tring 6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tring 6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tring 6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tring 6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tring 6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tring 6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tring 6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tring 6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tring 6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tring 7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tring 7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tring 7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tring 7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tring 7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tring 7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tring 7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tring 7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tring 7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tring 7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tring 8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tring 8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tring 8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tring 8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tring 8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tring 8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tring 8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tring 8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tring 8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tring 8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tring 9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tring 9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tring 9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tring 9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tring 9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tring 9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tring 9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tring 9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tring 9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tring 9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tring 10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tring 10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tring 10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tring 10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tring 10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tring 10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tring 10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tring 10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tring 10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tring 10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tring 11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tring 11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tring 11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tring 11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tring 11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tring 11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tring 11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tring 11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tring 11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tring 11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tring 12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tring 12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tring 12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tring 12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tring 12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tring 12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tring 12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tring 12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tring 12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tring 12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tring 13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tring 13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tring 13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tring 13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tring 13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tring 13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tring 13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tring 13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tring 13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tring 13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tring 14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tring 14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tring 14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tring 14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tring 14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tring 14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tring 14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tring 14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tring 14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tring 14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tring 15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tring 15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tring 15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tring 15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tring 15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tring 15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tring 15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tring 15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tring 15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String 15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tring 16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tring 16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tring 16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tring 16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tring 16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tring 16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tring 16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tring 16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String 16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tring 16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tring 17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tring 17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tring 17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tring 17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tring 17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tring 17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tring 17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tring 17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String 17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String 17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String 18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String 18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tring 18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String 18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String 18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tring 18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String 18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String 18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String 18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String 18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tring 19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tring 19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tring 19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tring 19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String 19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String 19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String 19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tring 19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tring 19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tring 19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tring 20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tring 20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tring 20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tring 20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String 20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tring 20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tring 20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tring 20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tring 20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tring 20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tring 21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tring 21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tring 21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tring 21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tring 21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tring 21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tring 21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tring 21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tring 21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tring 21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tring 22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String 22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tring 22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String 22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String 22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String 22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String 22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tring 22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tring 22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String 22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String 23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String 23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String 23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String 23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tring 23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tring 23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String 23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tring 23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tring 23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String 23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String 24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tring 24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String 24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String 24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String 24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String 24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String 24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String 24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String 24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String 24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String 25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String 25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String 25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String 25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String 25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String 25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String 25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tring 25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String 25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String 25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String 26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String 26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String 26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String 26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String 26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String 26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String 26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String 26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String 26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String 26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tring 27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tring 27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tring 27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String 27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tring 27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String 27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String 27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tring 27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String 27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String 27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String 28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String 28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String 28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String 28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String 28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tring 28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String 28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tring 28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String 28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tring 28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String 29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tring 29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String 29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String 29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String 29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String 29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String 29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String 29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String 29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tring 29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tring 30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tring 30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String 30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String 30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String 30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String 30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String 30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String 30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String 30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String 30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String 31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tring 31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String 31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String 31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String 31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String 31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String 31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String 31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String 31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String 31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String 32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String 32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String 32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String 32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String 32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String 32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String 32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String 32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tring 32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String 32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String 33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String 33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tring 33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String 33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tring 33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tring 33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String 33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String 33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tring 33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tring 33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tring 34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tring 34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tring 34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String 34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String 34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String 34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String 34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String 34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String 34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String 34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String 35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String 35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String 35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String 35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String 35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String 35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String 35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String 35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String 35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String 35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String 36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String 36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String 36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String 36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String 36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String 36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String 36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String 36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String 36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String 36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String 37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String 37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String 37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String 37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String 37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String 37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String 37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String 37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String 37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String 37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String 38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String 38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String 38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String 38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String 38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String 38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String 38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String 38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String 38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String 38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String 39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String 39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String 39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String 39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String 39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String 39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String 39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String 39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String 39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String 399</text:p>
          </table:table-cell>
          <table:table-cell office:value-type="date" office:date-value="2023-11-05T12:18:59" calcext:value-type="date">
            <text:p>2023-11-05 12:18:59</text:p>
          </table:table-cell>
        </table:table-row>
      </table:table>
      <table:table table:name="Splits in 400 rows (2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String 40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String 40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String 40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tring 40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String 40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tring 40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tring 40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tring 40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tring 40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String 40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tring 41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String 41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String 41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String 41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String 41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String 41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String 41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String 41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String 41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String 41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String 42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String 42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String 42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String 42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String 42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String 42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String 42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String 42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String 42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String 42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String 43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String 43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String 43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String 43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String 43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String 43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String 43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String 43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String 43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String 43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String 44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String 44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String 44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String 44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String 44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String 44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String 44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String 44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String 44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String 44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String 45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String 45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String 45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String 45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String 45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String 45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String 45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String 45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String 45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String 45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String 46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String 46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String 46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String 46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String 46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String 46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String 46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String 46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String 46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String 46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String 47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String 47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String 47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String 47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String 47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String 47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String 47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String 47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String 47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String 47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String 48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String 48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String 48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String 48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String 48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String 48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String 48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String 48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String 48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String 48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String 49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String 49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String 49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String 49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String 49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String 49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String 49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String 49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String 49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String 49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String 50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String 50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String 50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String 50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String 50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String 50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String 50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String 50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String 50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String 50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String 51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String 51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String 51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String 51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String 51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String 51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String 51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String 51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String 51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String 51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String 52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String 52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String 52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String 52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String 52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String 52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String 52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String 52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String 52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String 52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String 53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String 53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String 53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String 53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String 53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String 53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String 53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String 53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String 53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String 53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String 54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String 54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String 54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String 54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String 54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String 54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String 54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String 54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String 54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String 54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String 55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String 55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String 55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String 55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String 55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String 55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String 55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String 55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String 55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String 55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String 56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String 56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String 56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String 56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String 56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String 56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String 56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String 56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String 56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String 56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String 57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String 57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String 57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String 57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String 57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String 57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String 57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String 57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String 57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String 57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String 58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String 58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String 58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String 58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String 58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String 58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String 58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String 58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String 58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String 58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String 59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String 59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String 59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String 59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String 59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String 59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String 59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String 59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String 59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String 59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String 60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String 60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String 60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String 60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String 60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String 60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String 60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String 60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String 60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String 60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String 61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String 61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String 61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String 61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String 61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String 61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String 61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String 61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String 61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String 61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String 62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String 62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String 62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String 62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String 62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String 62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String 62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String 62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String 62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String 62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String 63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String 63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String 63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String 63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String 63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String 63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String 63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String 63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String 63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String 63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String 64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String 64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String 64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String 64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String 64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String 64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String 64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String 64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String 64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String 64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String 65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String 65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String 65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String 65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String 65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String 65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String 65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String 65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String 65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String 65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String 66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String 66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String 66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String 66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String 66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String 66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String 66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String 66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String 66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String 66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String 67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String 67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String 67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String 67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String 67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String 67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String 67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String 67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String 67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String 67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String 68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String 68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String 68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String 68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String 68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String 68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String 68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String 68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String 68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String 68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String 69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String 69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String 69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String 69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String 69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String 69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String 69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String 69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String 69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String 69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String 70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String 70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String 70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String 70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String 70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String 70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String 70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String 70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String 70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String 70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String 71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String 71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String 71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String 71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String 71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String 71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String 71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String 71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String 71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String 71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String 72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String 72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String 72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String 72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String 72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String 72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String 72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String 72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String 72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String 72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String 73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String 73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String 73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String 73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String 73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String 73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String 73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String 73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String 73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String 73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String 74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String 74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String 74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String 74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String 74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String 74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String 74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String 74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String 74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String 74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String 75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String 75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String 75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String 75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String 75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String 75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String 75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String 75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String 75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String 75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String 76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String 76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String 76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String 76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String 76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String 76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String 76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String 76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String 76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String 76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String 77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String 77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String 77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String 77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String 77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String 77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String 77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String 77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String 77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String 77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String 78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String 78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String 78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String 78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String 78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String 78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String 78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String 78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String 78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String 78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String 79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String 79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String 79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String 79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String 79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String 79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String 79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String 79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String 79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String 799</text:p>
          </table:table-cell>
          <table:table-cell office:value-type="date" office:date-value="2023-11-05T12:18:59" calcext:value-type="date">
            <text:p>2023-11-05 12:18:59</text:p>
          </table:table-cell>
        </table:table-row>
      </table:table>
      <table:table table:name="Splits in 400 rows (3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String 80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String 80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String 80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String 80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String 80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String 80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String 80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String 80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String 80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String 80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String 81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String 81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String 81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String 81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String 81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String 81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String 81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String 81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String 81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String 81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String 82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String 82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String 82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String 82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String 82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String 82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String 82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String 82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String 82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String 82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String 83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String 83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String 83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String 83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String 83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String 83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String 83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String 83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String 83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String 83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String 84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String 84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String 84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String 84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String 84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String 84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String 84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String 84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String 84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String 84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String 85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String 85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String 85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String 85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String 85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String 85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String 85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String 85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String 85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String 85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String 86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String 86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String 86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String 86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String 86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String 86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String 86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String 86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String 86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String 86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String 87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String 87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String 87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String 87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String 87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String 87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String 87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String 87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String 87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String 87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String 88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String 88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String 88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String 88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String 88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String 88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String 88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String 88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String 88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String 88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String 89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String 89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String 89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String 89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String 89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String 89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String 89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String 89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String 89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String 89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String 90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String 90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String 90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String 90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String 90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String 90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String 90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String 90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String 90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String 90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String 91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String 91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String 91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String 91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String 91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String 91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String 91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String 91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String 91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String 91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String 92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String 92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String 92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String 92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String 92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String 92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String 92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String 92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String 92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String 92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String 93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String 93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String 93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String 93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String 93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String 93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String 93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String 93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String 93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String 93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String 94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String 94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String 94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String 94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String 94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String 94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String 94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String 94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String 94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String 94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String 95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String 95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String 95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String 95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String 95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String 95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String 95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String 95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String 95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String 95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String 96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String 96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String 96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String 96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String 96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String 96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String 96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String 96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String 96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String 96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String 97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String 97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String 97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String 97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String 97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String 97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String 97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String 97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String 97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String 97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String 98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String 98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String 98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String 98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String 98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String 98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String 98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String 98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String 98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String 98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String 99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String 99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String 99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String 99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String 99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String 99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String 99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String 99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String 99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String 999</text:p>
          </table:table-cell>
          <table:table-cell office:value-type="date" office:date-value="2023-11-05T12:18:59" calcext:value-type="date">
            <text:p>2023-11-05 12:18:59</text:p>
          </table:table-cell>
        </table:table-row>
      </table:table>
      <table:table table:name="Internal style names" table:style-name="ta2">
        <table:table-column table:style-name="co2" table:default-cell-style-name="ce118"/>
        <table:table-column table:style-name="co2" table:default-cell-style-name="Default"/>
        <table:table-row table:style-name="ro1">
          <table:table-cell table:style-name="ce1" office:value-type="string" calcext:value-type="string">
            <text:p>CellStyles</text:p>
          </table:table-cell>
          <table:table-cell table:style-name="ce1" office:value-type="string" calcext:value-type="string">
            <text:p>PageStyles</text:p>
          </table:table-cell>
        </table:table-row>
        <table:table-row table:style-name="ro1">
          <table:table-cell office:value-type="string" calcext:value-type="string">
            <text:p>Accent</text:p>
          </table:table-cell>
          <table:table-cell table:style-name="ce118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Accent 1</text:p>
          </table:table-cell>
          <table:table-cell table:style-name="ce118" office:value-type="string" calcext:value-type="string">
            <text:p>Portrait</text:p>
          </table:table-cell>
        </table:table-row>
        <table:table-row table:style-name="ro1">
          <table:table-cell office:value-type="string" calcext:value-type="string">
            <text:p>Accent 2</text:p>
          </table:table-cell>
          <table:table-cell table:style-name="ce118" office:value-type="string" calcext:value-type="string">
            <text:p>Report</text:p>
          </table:table-cell>
        </table:table-row>
        <table:table-row table:style-name="ro1">
          <table:table-cell office:value-type="string" calcext:value-type="string">
            <text:p>Accent 3</text:p>
          </table:table-cell>
          <table:table-cell/>
        </table:table-row>
        <table:table-row table:style-name="ro1">
          <table:table-cell office:value-type="string" calcext:value-type="string">
            <text:p>Bad</text:p>
          </table:table-cell>
          <table:table-cell/>
        </table:table-row>
        <table:table-row table:style-name="ro1">
          <table:table-cell office:value-type="string" calcext:value-type="string">
            <text:p>Bold</text:p>
          </table:table-cell>
          <table:table-cell/>
        </table:table-row>
        <table:table-row table:style-name="ro1">
          <table:table-cell office:value-type="string" calcext:value-type="string">
            <text:p>BoldCenter</text:p>
          </table:table-cell>
          <table:table-cell/>
        </table:table-row>
        <table:table-row table:style-name="ro1">
          <table:table-cell office:value-type="string" calcext:value-type="string">
            <text:p>Bool</text:p>
          </table:table-cell>
          <table:table-cell/>
        </table:table-row>
        <table:table-row table:style-name="ro1">
          <table:table-cell office:value-type="string" calcext:value-type="string">
            <text:p>Center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 office:value-type="string" calcext:value-type="string">
            <text:p>EUR</text:p>
          </table:table-cell>
          <table:table-cell/>
        </table:table-row>
        <table:table-row table:style-name="ro1"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string" calcext:value-type="string">
            <text:p>Float2</text:p>
          </table:table-cell>
          <table:table-cell/>
        </table:table-row>
        <table:table-row table:style-name="ro1">
          <table:table-cell office:value-type="string" calcext:value-type="string">
            <text:p>Float6</text:p>
          </table:table-cell>
          <table:table-cell/>
        </table:table-row>
        <table:table-row table:style-name="ro1">
          <table:table-cell office:value-type="string" calcext:value-type="string">
            <text:p>Footnote</text:p>
          </table:table-cell>
          <table:table-cell/>
        </table:table-row>
        <table:table-row table:style-name="ro1"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Heading</text:p>
          </table:table-cell>
          <table:table-cell/>
        </table:table-row>
        <table:table-row table:style-name="ro1">
          <table:table-cell office:value-type="string" calcext:value-type="string">
            <text:p>Heading 1</text:p>
          </table:table-cell>
          <table:table-cell/>
        </table:table-row>
        <table:table-row table:style-name="ro1">
          <table:table-cell office:value-type="string" calcext:value-type="string">
            <text:p>Heading 2</text:p>
          </table:table-cell>
          <table:table-cell/>
        </table:table-row>
        <table:table-row table:style-name="ro1">
          <table:table-cell office:value-type="string" calcext:value-type="string">
            <text:p>Hyperlink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/>
        </table:table-row>
        <table:table-row table:style-name="ro1"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office:value-type="string" calcext:value-type="string">
            <text:p>Percentage</text:p>
          </table:table-cell>
          <table:table-cell/>
        </table:table-row>
        <table:table-row table:style-name="ro1"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VerticalBoldCenter</text:p>
          </table:table-cell>
          <table:table-cell/>
        </table:table-row>
        <table:table-row table:style-name="ro1">
          <table:table-cell office:value-type="string" calcext:value-type="string">
            <text:p>VerticalCenter</text:p>
          </table:table-cell>
          <table:table-cell/>
        </table:table-row>
        <table:table-row table:style-name="ro1">
          <table:table-cell office:value-type="string" calcext:value-type="string">
            <text:p>Warning</text:p>
          </table:table-cell>
          <table:table-cell/>
        </table:table-row>
      </table:table>
      <table:table table:name="Internal statistcs" table:style-name="ta2">
        <table:table-column table:style-name="co2" table:default-cell-style-name="ce119"/>
        <table:table-column table:style-name="co4" table:default-cell-style-name="ce40"/>
        <table:table-column table:style-name="co4" table:default-cell-style-name="ce92"/>
        <table:table-column table:style-name="co4" table:default-cell-style-name="ce82"/>
        <table:table-column table:style-name="co4" table:number-columns-repeated="7" table:default-cell-style-name="Default"/>
        <table:table-row table:style-name="ro1">
          <table:table-cell table:style-name="ce8" office:value-type="string" calcext:value-type="string">
            <text:p>Document generation</text:p>
          </table:table-cell>
          <table:table-cell table:style-name="ce120" office:value-type="string" calcext:value-type="string" table:number-columns-spanned="2" table:number-rows-spanned="1">
            <text:p>0:00:01.924094</text:p>
          </table:table-cell>
          <table:covered-table-cell table:style-name="Default"/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Concepto</text:p>
          </table:table-cell>
          <table:table-cell table:style-name="ce1" office:value-type="string" calcext:value-type="string">
            <text:p>Número</text:p>
          </table:table-cell>
          <table:table-cell table:style-name="ce1" office:value-type="string" calcext:value-type="string">
            <text:p>Segundos totales</text:p>
          </table:table-cell>
          <table:table-cell table:style-name="ce1" office:value-type="string" calcext:value-type="string">
            <text:p>Med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</text:p>
          </table:table-cell>
          <table:table-cell office:value-type="float" office:value="185" calcext:value-type="float">
            <text:p>185</text:p>
          </table:table-cell>
          <table:table-cell office:value-type="float" office:value="0.585812" calcext:value-type="float">
            <text:p>0,59</text:p>
          </table:table-cell>
          <table:table-cell office:value-type="float" office:value="0.00313944919786096" calcext:value-type="float">
            <text:p>0,0031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 unidas</text:p>
          </table:table-cell>
          <table:table-cell office:value-type="float" office:value="14" calcext:value-type="float">
            <text:p>14</text:p>
          </table:table-cell>
          <table:table-cell office:value-type="float" office:value="0.058834" calcext:value-type="float">
            <text:p>0,06</text:p>
          </table:table-cell>
          <table:table-cell office:value-type="float" office:value="0.00420242857142857" calcext:value-type="float">
            <text:p>0,0042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ctura de celdas</text:p>
          </table:table-cell>
          <table:table-cell office:value-type="float" office:value="12" calcext:value-type="float">
            <text:p>12</text:p>
          </table:table-cell>
          <table:table-cell office:value-type="float" office:value="0.039439" calcext:value-type="float">
            <text:p>0,04</text:p>
          </table:table-cell>
          <table:table-cell office:value-type="float" office:value="0.00328658333333333" calcext:value-type="float">
            <text:p>0,0032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evas hojas</text:p>
          </table:table-cell>
          <table:table-cell office:value-type="float" office:value="9" calcext:value-type="float">
            <text:p>9</text:p>
          </table:table-cell>
          <table:table-cell office:value-type="float" office:value="0.039084" calcext:value-type="float">
            <text:p>0,04</text:p>
          </table:table-cell>
          <table:table-cell office:value-type="float" office:value="0.00434266666666667" calcext:value-type="float">
            <text:p>0,0043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movilizaciones de hoja</text:p>
          </table:table-cell>
          <table:table-cell office:value-type="float" office:value="5" calcext:value-type="float">
            <text:p>5</text:p>
          </table:table-cell>
          <table:table-cell office:value-type="float" office:value="0.137425" calcext:value-type="float">
            <text:p>0,14</text:p>
          </table:table-cell>
          <table:table-cell office:value-type="float" office:value="0.027485" calcext:value-type="float">
            <text:p>0,027485</text:p>
          </table:table-cell>
          <table:table-cell table:number-columns-repeated="7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4:.B8])" office:value-type="float" office:value="225" calcext:value-type="float">
            <text:p>225</text:p>
          </table:table-cell>
          <table:table-cell table:style-name="ce87" table:formula="of:=SUM([.C4:.C8])" office:value-type="float" office:value="0.860594" calcext:value-type="float">
            <text:p>0,86</text:p>
          </table:table-cell>
          <table:table-cell table:style-name="ce35"/>
          <table:table-cell table:number-columns-repeated="7"/>
        </table:table-row>
      </table:table>
      <table:named-expressions>
        <table:named-range table:name="MYNAME" table:base-cell-address="$Styles.$A$1" table:cell-range-address=".A1"/>
      </table:named-expressions>
      <table:database-ranges>
        <table:database-range table:name="__Anonymous_Sheet_DB__3" table:target-range-address="Sort.C2:Sort.C10" table:contains-header="false">
          <table:sort table:case-sensitive="tru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11P0" style:volatile="true">
      <number:number number:decimal-places="2" number:min-decimal-places="2" number:min-integer-digits="1"/>
      <number:text> %</number:text>
    </number:percentage-style>
    <number:percentage-style style:name="N111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11P0"/>
    </number:percentag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number-style style:name="N117P0" style:volatile="true">
      <number:number number:decimal-places="6" number:min-decimal-places="6" number:min-integer-digits="1" number:grouping="true"/>
    </number:number-style>
    <number:number-style style:name="N117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1P0" style:volatile="true">
      <number:number number:decimal-places="6" number:min-decimal-places="6" number:min-integer-digits="1"/>
    </number:number-style>
    <number:number-style style:name="N121">
      <style:text-properties fo:color="#ff0000"/>
      <number:text>-</number:text>
      <number:number number:decimal-places="6" number:min-decimal-places="6" number:min-integer-digits="1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/>
    </number:number-style>
    <number:number-style style:name="N122">
      <style:text-properties fo:color="#ff0000"/>
      <number:text>-</number:text>
      <number:number number:decimal-places="2" number:min-decimal-places="2" number:min-integer-digits="1"/>
      <style:map style:condition="value()&gt;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11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7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8"/>
    <style:style style:name="EUR" style:family="table-cell" style:parent-style-name="Default" style:data-style-name="N113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15"/>
    <style:style style:name="Date" style:family="table-cell" style:parent-style-name="Default" style:data-style-name="N49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73"/>
    <style:style style:name="Time" style:family="table-cell" style:parent-style-name="Datetime" style:data-style-name="N6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9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  <style:style style:name="VerticalBoldCenter" style:family="table-cell" style:parent-style-name="VerticalCenter">
      <style:text-properties fo:font-weight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5">00/00/0000</text:date>, <text:time style:data-style-name="N2" text:time-value="12:18:57.72683699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ortrait" style:page-layout-name="Mpm3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5T12:18:57</meta:creation-date>
    <meta:generator>LibreOffice/7.5.7.1$Linux_X86_64 LibreOffice_project/50$Build-1</meta:generator>
    <meta:editing-duration>PT2S</meta:editing-duration>
    <meta:editing-cycles>2</meta:editing-cycles>
    <meta:initial-creator>Turulomio</meta:initial-creator>
    <dc:description>This file have been generated with UnoGenerator-0.35.0. You can see UnoGenerator main page in https://github.com/turulomio/unogenerator</dc:description>
    <dc:subject>Demo with ODS class</dc:subject>
    <meta:keyword>unogenerator</meta:keyword>
    <meta:keyword>demo</meta:keyword>
    <meta:keyword>files</meta:keyword>
    <dc:date>2023-11-05T12:18:59.826635341</dc:date>
    <dc:title>UnoGenerator ODS example</dc:title>
    <meta:document-statistic meta:table-count="9" meta:cell-count="3414" meta:object-count="0"/>
  </office:meta>
</office:document-meta>
</file>